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f0c5" officeooo:paragraph-rsid="0001f0c5"/>
    </style:style>
    <style:style style:name="P2" style:family="paragraph" style:parent-style-name="Standard">
      <style:paragraph-properties fo:text-align="start" style:justify-single-word="false"/>
      <style:text-properties officeooo:rsid="0001f0c5" officeooo:paragraph-rsid="0001f0c5"/>
    </style:style>
    <style:style style:name="P3" style:family="paragraph" style:parent-style-name="Standard">
      <style:paragraph-properties fo:text-align="start" style:justify-single-word="false"/>
      <style:text-properties officeooo:rsid="000391bd" officeooo:paragraph-rsid="000391bd"/>
    </style:style>
    <style:style style:name="T1" style:family="text">
      <style:text-properties officeooo:rsid="00039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APE DU PROJECT 1 IRONHACK</text:p>
      <text:p text:style-name="P1"/>
      <text:p text:style-name="P1"/>
      <text:p text:style-name="P2">--Réaliser le canvas:</text:p>
      <text:p text:style-name="P2">Faire en sorte que la taille soit assez grande pour bien voir mais ne prenne pas toute la page pour s’adapter a plusieurs écrans.</text:p>
      <text:p text:style-name="P2"/>
      <text:p text:style-name="P2">--Placer les éléments principaux:</text:p>
      <text:p text:style-name="P3">1-Placer le ciel, simple et bleu. Fond de l’écran. Mettre des nuages à la rigueur.</text:p>
      <text:p text:style-name="P3">2-Placer le fond lointain en ligne et le créer de manière a ce qu’il se déplace pendant les virages.</text:p>
      <text:p text:style-name="P3">montagne immeuble etc.</text:p>
      <text:p text:style-name="P3">3- Placer le fond de premier plan arbres par exemple pour creer un parallax mapping.</text:p>
      <text:p text:style-name="P2"><text:span text:style-name="T1">4-</text:span>Placer la route et les bas cotés ainsi qu’une ligne pour séparer le décor afin de délimiter les zones à animer.</text:p>
      <text:p text:style-name="P2"/>
      <text:p text:style-name="P2">--Faire une route qui avance:</text:p>
      <text:p text:style-name="P2">Faire dans un premier lieu une route qui avance en ligne droite.</text:p>
      <text:p text:style-name="P2">Voir le meilleur principe.</text:p>
      <text:p text:style-name="P2">(Ex: route bi-color qui change a chaque animations pour donner l’impression d’avancer, puis de plus en plus vite pour le changement de vitesse aprés avoir actionner la touche haute.)</text:p>
      <text:p text:style-name="P2"/>
      <text:p text:style-name="P2">--Faire un bas coté qui se déplace:</text:p>
      <text:p text:style-name="P2">Voir si besoin de différencier les vitesses de défilement et ajouter un ou deux élements à faire avancer vers le joueur puis disparaitre.</text:p>
      <text:p text:style-name="P2"/>
      <text:p text:style-name="P2">--Rajouter la voiture:</text:p>
      <text:p text:style-name="P2">Ajouter la voiture à l’ensemble et la linker aux touches</text:p>
      <text:p text:style-name="P2">Gauche et Droite pour la déplacer et haut et bas ppour la ralentir ou haut pour accelerer et lacher haut pour ralentir.</text:p>
      <text:p text:style-name="P2"/>
      <text:p text:style-name="P2">--Effectuer des changements sur la route:</text:p>
      <text:p text:style-name="P2">Faire des virages et des hauts et des bas.</text:p>
      <text:p text:style-name="P2"/>
      <text:p text:style-name="P2">--Rajouter d’autre véhicules:</text:p>
      <text:p text:style-name="P2">Ajouter des véhicules non joueurs aléatoires sur la route.</text:p>
      <text:p text:style-name="P2"/>
      <text:p text:style-name="P2">--Affiner la conduite:</text:p>
      <text:p text:style-name="P2">Améliorer et affiner la conduite du véhicule, ( effet de dérapage, choc avec les autres véhicules.)</text:p>
      <text:p text:style-name="P2"/>
      <text:p text:style-name="P2">--Faire un bouton START et un GAME OVER.</text:p>
      <text:p text:style-name="P2">Ecran de demarage avec start avant le début et écran de fin pour dire que l’on a perdu.</text:p>
      <text:p text:style-name="P2"/>
      <text:p text:style-name="P2">--Paufiner les graphismes</text:p>
      <text:p text:style-name="P2"/>
      <text:p text:style-name="P2">--Rajouter des sons et des musiques en rapport aux différents évenements.</text:p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26T19:15:02.270000000</dc:date>
    <meta:editing-duration>PT19M13S</meta:editing-duration>
    <meta:editing-cycles>2</meta:editing-cycles>
    <meta:document-statistic meta:table-count="0" meta:image-count="0" meta:object-count="0" meta:page-count="1" meta:paragraph-count="29" meta:word-count="321" meta:character-count="1798" meta:non-whitespace-character-count="1515"/>
  </office:meta>
</office:document-meta>
</file>